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Console" svg:font-family="Conso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er">
      <style:text-properties style:font-name="arial" officeooo:rsid="0012a3c2" officeooo:paragraph-rsid="0012a3c2"/>
    </style:style>
    <style:style style:name="P2" style:family="paragraph" style:parent-style-name="Heading_20_2">
      <style:paragraph-properties fo:text-align="justify" style:justify-single-word="false" fo:break-before="page"/>
      <style:text-properties style:font-name="arial" fo:language="ca" fo:country="ES" officeooo:rsid="000ec222" officeooo:paragraph-rsid="000ec222"/>
    </style:style>
    <style:style style:name="P3" style:family="paragraph" style:parent-style-name="Heading_20_2">
      <style:paragraph-properties fo:text-align="justify" style:justify-single-word="false" fo:break-before="page"/>
      <style:text-properties style:font-name="arial" fo:language="ca" fo:country="ES" officeooo:rsid="000ec222" officeooo:paragraph-rsid="000ff150"/>
    </style:style>
    <style:style style:name="P4" style:family="paragraph" style:parent-style-name="Standard">
      <style:paragraph-properties fo:text-align="center" style:justify-single-word="false"/>
      <style:text-properties style:font-name="arial" fo:font-size="20pt" fo:language="ca" fo:country="ES" fo:font-weight="bold" style:font-size-asian="20pt" style:font-weight-asian="bold" style:font-size-complex="20pt" style:font-weight-complex="bold"/>
    </style:style>
    <style:style style:name="P5" style:family="paragraph" style:parent-style-name="Standard">
      <style:text-properties style:font-name="arial" fo:language="ca" fo:country="ES"/>
    </style:style>
    <style:style style:name="P6" style:family="paragraph" style:parent-style-name="Standard">
      <style:text-properties style:font-name="arial" fo:language="ca" fo:country="ES" fo:font-weight="bold" style:font-weight-asian="bold" style:font-weight-complex="bold"/>
    </style:style>
    <style:style style:name="P7" style:family="paragraph" style:parent-style-name="Standard">
      <style:paragraph-properties fo:text-align="justify" style:justify-single-word="false"/>
      <style:text-properties style:font-name="arial" fo:language="ca" fo:country="ES"/>
    </style:style>
    <style:style style:name="P8" style:family="paragraph" style:parent-style-name="Standard">
      <style:paragraph-properties fo:text-align="justify" style:justify-single-word="false"/>
      <style:text-properties style:font-name="arial" fo:language="ca" fo:country="ES" officeooo:rsid="000dbfb4" officeooo:paragraph-rsid="000dbfb4"/>
    </style:style>
    <style:style style:name="P9" style:family="paragraph" style:parent-style-name="Standard">
      <style:paragraph-properties fo:text-align="justify" style:justify-single-word="false"/>
      <style:text-properties style:font-name="arial" fo:language="ca" fo:country="ES" officeooo:rsid="000ec222" officeooo:paragraph-rsid="000ec222"/>
    </style:style>
    <style:style style:name="P10" style:family="paragraph" style:parent-style-name="Standard">
      <style:paragraph-properties fo:text-align="justify" style:justify-single-word="false"/>
      <style:text-properties style:font-name="arial" fo:language="ca" fo:country="ES" officeooo:rsid="000ec222" officeooo:paragraph-rsid="000ff150"/>
    </style:style>
    <style:style style:name="P11" style:family="paragraph" style:parent-style-name="Standard">
      <style:paragraph-properties fo:text-align="justify" style:justify-single-word="false"/>
      <style:text-properties style:font-name="FreeMono" fo:language="ca" fo:country="ES" officeooo:rsid="000dbfb4" officeooo:paragraph-rsid="000dbfb4"/>
    </style:style>
    <style:style style:name="P12" style:family="paragraph" style:parent-style-name="Standard">
      <style:paragraph-properties fo:text-align="justify" style:justify-single-word="false" fo:break-before="page"/>
      <style:text-properties style:font-name="FreeMono" fo:language="ca" fo:country="ES" officeooo:rsid="000dbfb4" officeooo:paragraph-rsid="000dbfb4"/>
    </style:style>
    <style:style style:name="P13" style:family="paragraph" style:parent-style-name="Standard">
      <style:paragraph-properties fo:text-align="center" style:justify-single-word="false"/>
      <style:text-properties style:font-name="FreeMono" fo:language="ca" fo:country="ES" officeooo:rsid="000dbfb4" officeooo:paragraph-rsid="000dbfb4"/>
    </style:style>
    <style:style style:name="P14" style:family="paragraph" style:parent-style-name="Standard">
      <style:paragraph-properties fo:text-align="justify" style:justify-single-word="false"/>
      <style:text-properties fo:color="#3465a4" loext:opacity="100%" style:font-name="FreeMono" fo:language="ca" fo:country="ES" officeooo:rsid="000dbfb4" officeooo:paragraph-rsid="000dbfb4"/>
    </style:style>
    <style:style style:name="P15" style:family="paragraph" style:parent-style-name="Standard">
      <style:paragraph-properties fo:text-align="justify" style:justify-single-word="false"/>
      <style:text-properties fo:color="#3465a4" loext:opacity="100%" style:font-name="arial" fo:language="ca" fo:country="ES" officeooo:rsid="000ec222" officeooo:paragraph-rsid="000ec222"/>
    </style:style>
    <style:style style:name="P16" style:family="paragraph" style:parent-style-name="Standard">
      <style:paragraph-properties fo:text-align="justify" style:justify-single-word="false"/>
      <style:text-properties fo:color="#3465a4" loext:opacity="100%" style:font-name="arial" fo:font-size="12pt" fo:language="ca" fo:country="ES" officeooo:rsid="000ec222" officeooo:paragraph-rsid="000ec222" style:font-size-asian="12pt" style:font-size-complex="12pt"/>
    </style:style>
    <style:style style:name="P17" style:family="paragraph" style:parent-style-name="Text_20_body">
      <style:paragraph-properties fo:text-align="justify" style:justify-single-word="false"/>
      <style:text-properties officeooo:paragraph-rsid="000e7efe"/>
    </style:style>
    <style:style style:name="P18" style:family="paragraph" style:parent-style-name="Text_20_body" style:list-style-name="L5">
      <style:paragraph-properties fo:text-align="justify" style:justify-single-word="false"/>
      <style:text-properties officeooo:paragraph-rsid="000ec222"/>
    </style:style>
    <style:style style:name="P19" style:family="paragraph" style:parent-style-name="Text_20_body" style:list-style-name="L4">
      <style:paragraph-properties fo:text-align="justify" style:justify-single-word="false"/>
    </style:style>
    <style:style style:name="P20" style:family="paragraph" style:parent-style-name="Text_20_body" style:list-style-name="L4">
      <style:paragraph-properties fo:text-align="justify" style:justify-single-word="false"/>
      <style:text-properties officeooo:paragraph-rsid="000ff150"/>
    </style:style>
    <style:style style:name="P21" style:family="paragraph" style:parent-style-name="Text_20_body">
      <style:paragraph-properties fo:text-align="justify" style:justify-single-word="false"/>
    </style:style>
    <style:style style:name="P22" style:family="paragraph" style:parent-style-name="Text_20_body" style:list-style-name="L6">
      <style:paragraph-properties fo:text-align="justify" style:justify-single-word="false"/>
    </style:style>
    <style:style style:name="P23" style:family="paragraph" style:parent-style-name="Text_20_body" style:list-style-name="L7">
      <style:paragraph-properties fo:text-align="justify" style:justify-single-word="false"/>
    </style:style>
    <style:style style:name="P24" style:family="paragraph" style:parent-style-name="Text_20_body" style:list-style-name="L8">
      <style:paragraph-properties fo:text-align="justify" style:justify-single-word="false"/>
    </style:style>
    <style:style style:name="P25" style:family="paragraph" style:parent-style-name="Text_20_body" style:list-style-name="L8">
      <style:paragraph-properties fo:text-align="justify" style:justify-single-word="false"/>
      <style:text-properties officeooo:paragraph-rsid="0011fec2"/>
    </style:style>
    <style:style style:name="P26" style:family="paragraph" style:parent-style-name="Text_20_body" style:list-style-name="L4">
      <style:paragraph-properties fo:text-align="justify" style:justify-single-word="false"/>
      <style:text-properties fo:color="#3465a4" loext:opacity="100%" fo:language="ca" fo:country="ES"/>
    </style:style>
    <style:style style:name="P27" style:family="paragraph" style:parent-style-name="Text_20_body" style:list-style-name="L6">
      <style:paragraph-properties fo:text-align="justify" style:justify-single-word="false"/>
      <style:text-properties fo:color="#3465a4" loext:opacity="100%" fo:language="ca" fo:country="ES"/>
    </style:style>
    <style:style style:name="P28" style:family="paragraph" style:parent-style-name="Text_20_body" style:list-style-name="L4">
      <style:paragraph-properties fo:text-align="justify" style:justify-single-word="false"/>
      <style:text-properties fo:color="#3465a4" loext:opacity="100%" style:font-name="arial" fo:language="ca" fo:country="ES"/>
    </style:style>
    <style:style style:name="P29" style:family="paragraph" style:parent-style-name="Text_20_body" style:list-style-name="L6">
      <style:paragraph-properties fo:text-align="justify" style:justify-single-word="false"/>
      <style:text-properties fo:color="#3465a4" loext:opacity="100%" style:font-name="arial" fo:language="ca" fo:country="ES"/>
    </style:style>
    <style:style style:name="P30" style:family="paragraph" style:parent-style-name="Text_20_body" style:list-style-name="L7">
      <style:paragraph-properties fo:text-align="justify" style:justify-single-word="false"/>
      <style:text-properties fo:color="#3465a4" loext:opacity="100%" style:font-name="arial" fo:font-size="12pt" fo:language="ca" fo:country="ES" style:font-size-asian="12pt" style:font-size-complex="12pt"/>
    </style:style>
    <style:style style:name="P31" style:family="paragraph" style:parent-style-name="Text_20_body" style:list-style-name="L8">
      <style:paragraph-properties fo:text-align="justify" style:justify-single-word="false"/>
      <style:text-properties fo:color="#3465a4" loext:opacity="100%" style:font-name="arial" fo:font-size="12pt" fo:language="ca" fo:country="ES" style:font-size-asian="12pt" style:font-size-complex="12pt"/>
    </style:style>
    <style:style style:name="T1" style:family="text">
      <style:text-properties style:font-name="arial"/>
    </style:style>
    <style:style style:name="T2" style:family="text">
      <style:text-properties style:font-name="arial" fo:language="ca" fo:country="ES"/>
    </style:style>
    <style:style style:name="T3" style:family="text">
      <style:text-properties style:font-name="arial" fo:language="ca" fo:country="ES" officeooo:rsid="000ec222"/>
    </style:style>
    <style:style style:name="T4" style:family="text">
      <style:text-properties style:font-name="arial" fo:language="ca" fo:country="ES" officeooo:rsid="000ff150"/>
    </style:style>
    <style:style style:name="T5" style:family="text">
      <style:text-properties style:font-name="arial" fo:language="ca" fo:country="ES" officeooo:rsid="001017f2"/>
    </style:style>
    <style:style style:name="T6" style:family="text">
      <style:text-properties style:font-name="arial" officeooo:rsid="000ff150"/>
    </style:style>
    <style:style style:name="T7" style:family="text">
      <style:text-properties style:font-name="arial" fo:font-size="12pt" fo:language="ca" fo:country="ES" style:font-size-asian="12pt" style:font-size-complex="12pt"/>
    </style:style>
    <style:style style:name="T8" style:family="text">
      <style:text-properties style:font-name="arial" fo:font-size="12pt" fo:language="ca" fo:country="ES" officeooo:rsid="001017f2" style:font-size-asian="12pt" style:font-size-complex="12pt"/>
    </style:style>
    <style:style style:name="T9" style:family="text">
      <style:text-properties style:font-name="arial" fo:font-size="12pt" fo:language="ca" fo:country="ES" officeooo:rsid="0011fec2" style:font-size-asian="12pt" style:font-size-complex="12pt"/>
    </style:style>
    <style:style style:name="T10" style:family="text">
      <style:text-properties style:font-name="arial" fo:font-size="12pt" fo:language="ca" fo:country="ES" officeooo:rsid="0012a3c2" style:font-size-asian="12pt" style:font-size-complex="12pt"/>
    </style:style>
    <style:style style:name="T11" style:family="text">
      <style:text-properties style:font-name="arial" fo:font-size="12pt" fo:language="ca" fo:country="ES" officeooo:rsid="00146444" style:font-size-asian="12pt" style:font-size-complex="12pt"/>
    </style:style>
    <style:style style:name="T12" style:family="text">
      <style:text-properties fo:color="#3465a4" loext:opacity="100%" style:font-name="arial" fo:language="ca" fo:country="ES"/>
    </style:style>
    <style:style style:name="T13" style:family="text">
      <style:text-properties fo:color="#3465a4" loext:opacity="100%" style:font-name="arial" fo:language="ca" fo:country="ES" officeooo:rsid="000dbfb4"/>
    </style:style>
    <style:style style:name="T14" style:family="text">
      <style:text-properties fo:color="#3465a4" loext:opacity="100%" style:font-name="arial" fo:language="ca" fo:country="ES" officeooo:rsid="000e7efe"/>
    </style:style>
    <style:style style:name="T15" style:family="text">
      <style:text-properties fo:color="#3465a4" loext:opacity="100%" style:font-name="arial" fo:language="ca" fo:country="ES" officeooo:rsid="000ec222"/>
    </style:style>
    <style:style style:name="T16" style:family="text">
      <style:text-properties fo:color="#3465a4" loext:opacity="100%" style:font-name="arial" fo:language="ca" fo:country="ES" officeooo:rsid="000ff150"/>
    </style:style>
    <style:style style:name="T17" style:family="text">
      <style:text-properties fo:color="#3465a4" loext:opacity="100%" style:font-name="arial" fo:language="ca" fo:country="ES" officeooo:rsid="001017f2"/>
    </style:style>
    <style:style style:name="T18" style:family="text">
      <style:text-properties fo:color="#3465a4" loext:opacity="100%" style:font-name="arial" fo:font-size="12pt" fo:language="ca" fo:country="ES" style:font-size-asian="12pt" style:font-size-complex="12pt"/>
    </style:style>
    <style:style style:name="T19" style:family="text">
      <style:text-properties fo:color="#3465a4" loext:opacity="100%" style:font-name="arial" fo:font-size="12pt" fo:language="ca" fo:country="ES" officeooo:rsid="001017f2" style:font-size-asian="12pt" style:font-size-complex="12pt"/>
    </style:style>
    <style:style style:name="T20" style:family="text">
      <style:text-properties fo:color="#3465a4" loext:opacity="100%" style:font-name="arial" fo:font-size="12pt" fo:language="ca" fo:country="ES" officeooo:rsid="0011fec2" style:font-size-asian="12pt" style:font-size-complex="12pt"/>
    </style:style>
    <style:style style:name="T21" style:family="text">
      <style:text-properties fo:color="#3465a4" loext:opacity="100%" style:font-name="arial" fo:font-size="12pt" fo:language="ca" fo:country="ES" officeooo:rsid="0012a3c2" style:font-size-asian="12pt" style:font-size-complex="12pt"/>
    </style:style>
    <style:style style:name="T22" style:family="text">
      <style:text-properties fo:color="#3465a4" loext:opacity="100%" officeooo:rsid="000ff150"/>
    </style:style>
    <style:style style:name="T23" style:family="text">
      <style:text-properties fo:color="#3465a4" loext:opacity="100%" fo:font-size="12pt" fo:language="ca" fo:country="ES" officeooo:rsid="000ff150" style:font-size-asian="12pt" style:font-size-complex="12pt"/>
    </style:style>
    <style:style style:name="T24" style:family="text">
      <style:text-properties fo:color="#3465a4" loext:opacity="100%" fo:font-size="12pt" style:font-size-asian="12pt" style:font-size-complex="12pt"/>
    </style:style>
    <style:style style:name="T25" style:family="text">
      <style:text-properties fo:color="#3465a4" loext:opacity="100%" fo:font-size="12pt" officeooo:rsid="000ff150" style:font-size-asian="12pt" style:font-size-complex="12pt"/>
    </style:style>
    <style:style style:name="T26" style:family="text">
      <style:text-properties fo:color="#3465a4" loext:opacity="100%" fo:font-size="12pt" officeooo:rsid="001017f2" style:font-size-asian="12pt" style:font-size-complex="12pt"/>
    </style:style>
    <style:style style:name="T27" style:family="text">
      <style:text-properties officeooo:rsid="000ff150"/>
    </style:style>
    <style:style style:name="T28" style:family="text">
      <style:text-properties fo:font-size="12pt" style:font-size-asian="12pt" style:font-size-complex="12pt"/>
    </style:style>
    <style:style style:name="T29" style:family="text">
      <style:text-properties fo:font-size="12pt" officeooo:rsid="000ff150" style:font-size-asian="12pt" style:font-size-complex="12pt"/>
    </style:style>
    <style:style style:name="T30" style:family="text">
      <style:text-properties fo:font-size="12pt" officeooo:rsid="001017f2" style:font-size-asian="12pt" style:font-size-complex="12pt"/>
    </style:style>
    <style:style style:name="T31" style:family="text">
      <style:text-properties fo:font-size="12pt" fo:language="ca" fo:country="ES" officeooo:rsid="000ff150" style:font-size-asian="12pt" style:font-size-complex="12pt"/>
    </style:style>
    <style:style style:name="T32" style:family="text">
      <style:text-properties officeooo:rsid="0011fec2"/>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Locks &amp; Keys</text:p>
      <text:p text:style-name="P4">PROP Q1 25/26: Primera activitat</text:p>
      <text:p text:style-name="P4">STRIPS, PDDL, cerca cega i informada</text:p>
      <text:p text:style-name="P5"/>
      <text:p text:style-name="P6">QUARTA PART: Estudi [3p]</text:p>
      <text:p text:style-name="P5"/>
      <text:p text:style-name="P7">En aquest apartat he de fer un estudi comparatiu de les diferents alternatives de cerca.</text:p>
      <text:p text:style-name="P7">Podeu fer servir els 4 mapes (A,B,C,D) que us proporcionem, que tenen nivell de dificultat incremental.</text:p>
      <text:p text:style-name="P7"/>
      <text:p text:style-name="P7">[1] [0.5p] Calculeu el factor d’embrancament mig (real) del mapa C per BFS usant LNT i sense fer-la servir. Justifiqueu les avantatges d’usar la LNT respecte la l’opció que només evitar cicles en el camí actual.</text:p>
      <text:p text:style-name="P7"/>
      <text:p text:style-name="P8">Mapa C:</text:p>
      <text:p text:style-name="P8"/>
      <text:p text:style-name="P13">#############</text:p>
      <text:p text:style-name="P13">#·······a·#·#</text:p>
      <text:p text:style-name="P13">#1··········#</text:p>
      <text:p text:style-name="P13">#··##########</text:p>
      <text:p text:style-name="P13">##··A·B··C@##</text:p>
      <text:p text:style-name="P13">##·########c#</text:p>
      <text:p text:style-name="P13">#b··###·#···#</text:p>
      <text:p text:style-name="P13">#······2····#</text:p>
      <text:p text:style-name="P13">#############</text:p>
      <text:p text:style-name="P14"/>
      <text:p text:style-name="P17"><text:span text:style-name="Strong_20_Emphasis"><text:span text:style-name="T13">- Sense LNT:</text:span></text:span><text:span text:style-name="T13"> cada branca pot redescobrir els mateixos estats, </text:span><text:span text:style-name="T14">per tant hi ha una </text:span><text:span text:style-name="T13">exploració redundant, </text:span><text:span text:style-name="T14">i això gasta </text:span><text:span text:style-name="T13">més temps i memòria.</text:span></text:p>
      <text:p text:style-name="P17"><text:span text:style-name="Strong_20_Emphasis"><text:span text:style-name="T13">- </text:span></text:span><text:span text:style-name="Strong_20_Emphasis"><text:span text:style-name="T12">Amb LNT:</text:span></text:span><text:span text:style-name="T12"> cada estat es visita una sola vegada, </text:span><text:span text:style-name="T14">per tant, </text:span><text:span text:style-name="T12">menys successors inútils i recorregut molt més eficient.</text:span></text:p>
      <text:p text:style-name="P17"><text:span text:style-name="T12">En mapes amb múltiples camins i claus (com el mapa C), la </text:span><text:span text:style-name="Strong_20_Emphasis"><text:span text:style-name="T12">LNT redueix dràsticament la redundància</text:span></text:span><text:span text:style-name="T12"> i el </text:span><text:span text:style-name="Strong_20_Emphasis"><text:span text:style-name="T12">factor d’embrancament efectiu</text:span></text:span><text:span text:style-name="T12">.</text:span></text:p>
      <text:p text:style-name="P17"><text:span text:style-name="T14">Per tant, e</text:span><text:span text:style-name="T12">l control per </text:span><text:span text:style-name="Strong_20_Emphasis"><text:span text:style-name="T12">LNT</text:span></text:span><text:span text:style-name="T12"> redueix el factor d’embrancament real i accelera la cerca, ja que evita expandir estats repetits que només augmenten la </text:span><text:span text:style-name="Emphasis"><text:span text:style-name="T12">LNO</text:span></text:span><text:span text:style-name="T12"> sense aportar nova informació.</text:span></text:p>
      <text:p text:style-name="P11"/>
      <text:p text:style-name="P12"/>
      <text:p text:style-name="P8"><text:bookmark-start text:name="__DdeLink__26_1319621588"/><text:bookmark-start text:name="__DdeLink__23_1319621588"/>[2] [1.5p] Analitzeu comparativament els resultats dels diferents algorismes (només amb la versió LNT), justificant-ne el comportament. Tingueu en compte els següents aspectes:</text:p>
      <text:p text:style-name="P8"/>
      <text:p text:style-name="P8">- Si acaben la cerca o no (i si no acaben, indicar el motiu: temps excessiu,</text:p>
      <text:p text:style-name="P8">manca de memòria...)</text:p>
      <text:p text:style-name="P8">- Si han trobat la solució, i en aquest cas, si és l’òptima.</text:p>
      <text:p text:style-name="P8">- El nombre de nodes explorats. ( en el cas de IDS, cal acumular per cada iteració que no troba solució)</text:p>
      <text:p text:style-name="P8">- La memòria pic utilitzada (s’aproximarà com la mida màxima LNO (+ la mida de la LNT si s’utilitza))</text:p>
      <text:p text:style-name="P8">- Nodes tallats per evitar cicles (prunning)</text:p>
      <text:p text:style-name="P8">- Temps d’execució.<text:bookmark-end text:name="__DdeLink__26_1319621588"/><text:bookmark-end text:name="__DdeLink__23_1319621588"/></text:p>
      <text:p text:style-name="P8"/>
      <text:p text:style-name="P9">Amb la LNT Activada, els diferents algoritmes:</text:p>
      <text:p text:style-name="P9"/>
      <text:p text:style-name="P10"><text:span text:style-name="Strong_20_Emphasis"><text:span text:style-name="T22">BFS</text:span></text:span></text:p>
      <text:list text:style-name="L5">
        <text:list-item>
          <text:p text:style-name="P18"><text:span text:style-name="Strong_20_Emphasis"><text:span text:style-name="T15">Acaben la cerca?</text:span></text:span></text:p>
        </text:list-item>
      </text:list>
      <text:list text:style-name="L4">
        <text:list-item>
          <text:list>
            <text:list-item>
              <text:p text:style-name="P26"><text:span text:style-name="T1">Sí, sempre que hi hagi suficient memòria per a la LNO/LNT. BFS és complet (troba solució si n'hi ha). </text:span></text:p>
            </text:list-item>
          </text:list>
        </text:list-item>
        <text:list-item>
          <text:p text:style-name="P19"><text:span text:style-name="Strong_20_Emphasis"><text:span text:style-name="T12">Solució i </text:span></text:span><text:span text:style-name="Strong_20_Emphasis"><text:span text:style-name="T16">si es òptim</text:span></text:span><text:span text:style-name="Strong_20_Emphasis"><text:span text:style-name="T12">:</text:span></text:span></text:p>
          <text:list>
            <text:list-item>
              <text:p text:style-name="P19"><text:span text:style-name="T12">Si troben solució </text:span><text:span text:style-name="Strong_20_Emphasis"><text:span text:style-name="T12">garanteix la solució</text:span></text:span><text:span text:style-name="T12"> en nombre de moviments.</text:span></text:p>
            </text:list-item>
          </text:list>
        </text:list-item>
        <text:list-item>
          <text:p text:style-name="P19"><text:span text:style-name="Strong_20_Emphasis"><text:span text:style-name="T12">Nombre de nodes explorats:</text:span></text:span></text:p>
          <text:list>
            <text:list-item>
              <text:p text:style-name="P28">Elevat en general. Explora tots els estats per profunditats creixents fins a la profunditat de la solució. En mapes amb moltes rames explora moltíssims nodes.</text:p>
            </text:list-item>
          </text:list>
        </text:list-item>
        <text:list-item>
          <text:p text:style-name="P19"><text:span text:style-name="Strong_20_Emphasis"><text:span text:style-name="T12">Memòria:</text:span></text:span></text:p>
          <text:list>
            <text:list-item>
              <text:p text:style-name="P20"><text:span text:style-name="Strong_20_Emphasis"><text:span text:style-name="T12">Alta.</text:span></text:span><text:span text:style-name="T12"> En mapes grans amb molts estats pot fallar per </text:span><text:span text:style-name="Strong_20_Emphasis"><text:span text:style-name="T12">memòria</text:span></text:span><text:span text:style-name="T12"> (LNO creix exponencialment amb la profunditat de la solució)..</text:span></text:p>
            </text:list-item>
            <text:list-item>
              <text:p text:style-name="P28">A mesura que la profunditat de solució creix, la memòria creix exponencialment.</text:p>
            </text:list-item>
          </text:list>
        </text:list-item>
        <text:list-item>
          <text:p text:style-name="P19"><text:span text:style-name="Strong_20_Emphasis"><text:span text:style-name="T12">Nodes tallats (pruning):</text:span></text:span></text:p>
          <text:list>
            <text:list-item>
              <text:p text:style-name="P28">Bastant alt: LNT evita reexpandir estats ja vistos, per tant moltes generacions es tallen. Però encara es generen molts successors que després es detecten a LNT.</text:p>
            </text:list-item>
          </text:list>
        </text:list-item>
        <text:list-item>
          <text:p text:style-name="P19"><text:span text:style-name="Strong_20_Emphasis"><text:span text:style-name="T12">Temps d’execució:</text:span></text:span></text:p>
          <text:list>
            <text:list-item>
              <text:p text:style-name="P28">Pot ser alt degut al nombre d’expansions i a la gestió gran de LNO/LNT.</text:p>
            </text:list-item>
          </text:list>
        </text:list-item>
      </text:list>
      <text:p text:style-name="P21"><text:span text:style-name="Strong_20_Emphasis"><text:span text:style-name="T12">Quan usar-lo:</text:span></text:span><text:span text:style-name="T12"> quan necessites </text:span><text:span text:style-name="T16">trobar sempre el </text:span><text:span text:style-name="Strong_20_Emphasis"><text:span text:style-name="T12">òptim</text:span></text:span><text:span text:style-name="T12"> i tens memòria suficient.</text:span></text:p>
      <text:p text:style-name="P9"><text:span text:style-name="Strong_20_Emphasis"><text:span text:style-name="T23"/></text:span></text:p>
      <text:h text:style-name="P3" text:outline-level="2"><text:span text:style-name="Strong_20_Emphasis"><text:span text:style-name="T25">DFS</text:span></text:span></text:h>
      <text:list text:style-name="L6">
        <text:list-item>
          <text:p text:style-name="P22"><text:span text:style-name="Strong_20_Emphasis"><text:span text:style-name="T12">Acaben la cerca?</text:span></text:span></text:p>
          <text:list>
            <text:list-item>
              <text:p text:style-name="P29">Pot acabar si la solució està a una profunditat accessible i l’algorisme explora la branca correcta. Amb LNT, es prevé reexpansions, així que evita cicles; però no té garantia de trobar solució ràpid. En <text:span text:style-name="T27">grons mapes </text:span>pot trigar molt.</text:p>
            </text:list-item>
            <text:list-item>
              <text:p text:style-name="P27"><text:span text:style-name="T1">En la pràctica, amb LNT activada sí evita bucles infinits i acabarà trobant la solució. </text:span><text:span text:style-name="T6">Pero no tan ràpidament.</text:span></text:p>
            </text:list-item>
          </text:list>
        </text:list-item>
        <text:list-item>
          <text:p text:style-name="P22"><text:span text:style-name="Strong_20_Emphasis"><text:span text:style-name="T12">Solució i </text:span></text:span><text:span text:style-name="Strong_20_Emphasis"><text:span text:style-name="T16">si és òptim</text:span></text:span><text:span text:style-name="Strong_20_Emphasis"><text:span text:style-name="T12">:</text:span></text:span></text:p>
          <text:list>
            <text:list-item>
              <text:p text:style-name="P22"><text:span text:style-name="T12">Si troba solució </text:span><text:span text:style-name="T16">però</text:span><text:span text:style-name="T12"> </text:span><text:span text:style-name="Strong_20_Emphasis"><text:span text:style-name="T12">no garanteix </text:span></text:span><text:span text:style-name="Strong_20_Emphasis"><text:span text:style-name="T16">optimització</text:span></text:span><text:span text:style-name="T12"> (pot retornar una solució molt més llarga que la mínima).</text:span></text:p>
            </text:list-item>
          </text:list>
        </text:list-item>
        <text:list-item>
          <text:p text:style-name="P22"><text:span text:style-name="Strong_20_Emphasis"><text:span text:style-name="T12">Nombre de nodes explorats:</text:span></text:span></text:p>
          <text:list>
            <text:list-item>
              <text:p text:style-name="P29">Pot ser inferior al de BFS en molts mapes, però depèn molt de l’ordre de successors. Amb LNT es redueix la reexploració, però la cerca pot explorar branques profundes inútils abans d’arribar a la solució.</text:p>
            </text:list-item>
          </text:list>
        </text:list-item>
        <text:list-item>
          <text:p text:style-name="P22"><text:span text:style-name="Strong_20_Emphasis"><text:span text:style-name="T12">Memòria (pic):</text:span></text:span></text:p>
          <text:list>
            <text:list-item>
              <text:p text:style-name="P22"><text:span text:style-name="Strong_20_Emphasis"><text:span text:style-name="T12">Baixa/moderada.</text:span></text:span><text:span text:style-name="T12"> Amb LNT augmenta, però la LNO sol ser menys que la cua de BFS.</text:span></text:p>
            </text:list-item>
          </text:list>
        </text:list-item>
        <text:list-item>
          <text:p text:style-name="P22"><text:span text:style-name="Strong_20_Emphasis"><text:span text:style-name="T12">Nodes tallats (pruning):</text:span></text:span></text:p>
          <text:list>
            <text:list-item>
              <text:p text:style-name="P29">LNT permet tallar molts estats repetits.</text:p>
            </text:list-item>
          </text:list>
        </text:list-item>
        <text:list-item>
          <text:p text:style-name="P22"><text:span text:style-name="Strong_20_Emphasis"><text:span text:style-name="T12">Temps d’execució:</text:span></text:span></text:p>
          <text:list>
            <text:list-item>
              <text:p text:style-name="P29">Pot ser alt o baix depenent de l’ordre: sovint més ràpid que BFS en trobar alguna solució però no la millor.</text:p>
            </text:list-item>
          </text:list>
        </text:list-item>
      </text:list>
      <text:p text:style-name="P21"><text:span text:style-name="Strong_20_Emphasis"><text:span text:style-name="T12">Quan usar-lo:</text:span></text:span><text:span text:style-name="T12"> quan tens </text:span><text:span text:style-name="Strong_20_Emphasis"><text:span text:style-name="T12">restriccions de memòria</text:span></text:span><text:span text:style-name="T12"> i et val qualsevol solució (no necessites </text:span><text:span text:style-name="T17">la </text:span><text:span text:style-name="T12">òptim</text:span><text:span text:style-name="T17">a</text:span><text:span text:style-name="T12">).</text:span></text:p>
      <text:p text:style-name="P15"/>
      <text:h text:style-name="P2" text:outline-level="2"><text:span text:style-name="Strong_20_Emphasis"><text:span text:style-name="T24">IDS</text:span></text:span></text:h>
      <text:list text:style-name="L7">
        <text:list-item>
          <text:p text:style-name="P23"><text:span text:style-name="Strong_20_Emphasis"><text:span text:style-name="T18">Acaben la cerca?</text:span></text:span></text:p>
          <text:list>
            <text:list-item>
              <text:p text:style-name="P30">Sí, sempre que la profunditat màxima que iteres cobreixi la profunditat de la solució.</text:p>
            </text:list-item>
          </text:list>
        </text:list-item>
        <text:list-item>
          <text:p text:style-name="P23"><text:span text:style-name="Strong_20_Emphasis"><text:span text:style-name="T18">Solució i </text:span></text:span><text:span text:style-name="Strong_20_Emphasis"><text:span text:style-name="T19">si es òptima</text:span></text:span><text:span text:style-name="Strong_20_Emphasis"><text:span text:style-name="T18">:</text:span></text:span></text:p>
          <text:list>
            <text:list-item>
              <text:p text:style-name="P23"><text:span text:style-name="T18">Quan s’usa amb increments de profunditat i cost uniforme </text:span><text:span text:style-name="T19">sempre</text:span><text:span text:style-name="T18"> </text:span><text:span text:style-name="Strong_20_Emphasis"><text:span text:style-name="T18">garanteix òptim</text:span></text:span><text:span text:style-name="T18"> i és </text:span><text:span text:style-name="Strong_20_Emphasis"><text:span text:style-name="T18">complet.</text:span></text:span></text:p>
            </text:list-item>
          </text:list>
        </text:list-item>
        <text:list-item>
          <text:p text:style-name="P23"><text:span text:style-name="Strong_20_Emphasis"><text:span text:style-name="T18">Nombre de nodes explorats:</text:span></text:span></text:p>
          <text:list>
            <text:list-item>
              <text:p text:style-name="P23"><text:span text:style-name="Strong_20_Emphasis"><text:span text:style-name="T18">Molt major que BFS</text:span></text:span><text:span text:style-name="T18"> en </text:span><text:span text:style-name="T19">general.</text:span></text:p>
            </text:list-item>
            <text:list-item>
              <text:p text:style-name="P23"><text:span text:style-name="T18">Si la profunditat de solució és </text:span><text:span text:style-name="Source_20_Text"><text:span text:style-name="T18">d</text:span></text:span><text:span text:style-name="T18">, el cost en nodes aproximat és </text:span><text:span text:style-name="Source_20_Text"><text:span text:style-name="T18">O(b^d)</text:span></text:span><text:span text:style-name="T18"> però amb una constant més gran per les repeticions; en la pràctica explora menys memòria però més nodes totals.</text:span></text:p>
            </text:list-item>
          </text:list>
        </text:list-item>
        <text:list-item>
          <text:p text:style-name="P23"><text:span text:style-name="Strong_20_Emphasis"><text:span text:style-name="T18">Memòria:</text:span></text:span></text:p>
          <text:list>
            <text:list-item>
              <text:p text:style-name="P23"><text:span text:style-name="Strong_20_Emphasis"><text:span text:style-name="T18">Molt baixa</text:span></text:span><text:span text:style-name="T18"> comparada amb BFS.</text:span></text:p>
            </text:list-item>
          </text:list>
        </text:list-item>
        <text:list-item>
          <text:p text:style-name="P23"><text:span text:style-name="Strong_20_Emphasis"><text:span text:style-name="T18">Nodes tallats (pruning):</text:span></text:span></text:p>
          <text:list>
            <text:list-item>
              <text:p text:style-name="P30">Amb LNT es poden tallar molts estats durant cada iteració; <text:span text:style-name="T32">pero</text:span> la repetició fa que el nombre acumulat de nodes tallats sigui alt.</text:p>
            </text:list-item>
          </text:list>
        </text:list-item>
        <text:list-item>
          <text:p text:style-name="P23"><text:span text:style-name="Strong_20_Emphasis"><text:span text:style-name="T18">Temps d’execució:</text:span></text:span></text:p>
          <text:list>
            <text:list-item>
              <text:p text:style-name="P23"><text:span text:style-name="T18">Normalment </text:span><text:span text:style-name="Strong_20_Emphasis"><text:span text:style-name="T18">més lent</text:span></text:span><text:span text:style-name="T18"> que BFS per trobar la mateixa profunditat ò</text:span><text:span text:style-name="T20">ptima, </text:span><text:span text:style-name="T18">però utilitza menys memòria.</text:span></text:p>
            </text:list-item>
          </text:list>
        </text:list-item>
      </text:list>
      <text:p text:style-name="P21"><text:span text:style-name="Strong_20_Emphasis"><text:span text:style-name="T18">Quan usar-lo:</text:span></text:span><text:span text:style-name="T18"> quan necessites </text:span><text:span text:style-name="Strong_20_Emphasis"><text:span text:style-name="T20">trobar la solució òptima</text:span></text:span><text:span text:style-name="T18"> però tens memòria molt limitada i la profunditat de la solució no és massa gran.</text:span></text:p>
      <text:p text:style-name="P16"/>
      <text:h text:style-name="P2" text:outline-level="2"><text:span text:style-name="Emphasis"><text:span text:style-name="T24">A</text:span></text:span><text:span text:style-name="Emphasis"><text:span text:style-name="T26">*</text:span></text:span><text:span text:style-name="Emphasis"><text:span text:style-name="T24"> (A-star) </text:span></text:span><text:span text:style-name="Emphasis"><text:span text:style-name="T26">Manhatan</text:span></text:span></text:h>
      <text:list text:style-name="L8">
        <text:list-item>
          <text:p text:style-name="P24"><text:span text:style-name="Strong_20_Emphasis"><text:span text:style-name="T18">Acaben la cerca?</text:span></text:span></text:p>
          <text:list>
            <text:list-item>
              <text:p text:style-name="P24"><text:span text:style-name="T18">Sí si la heurística és admisible i consistent; A* amb LNT i heurística admissible és complet i trobarà la solució. Pot fallar per </text:span><text:span text:style-name="Strong_20_Emphasis"><text:span text:style-name="T18">manca de memòria</text:span></text:span><text:span text:style-name="T18"> si l’espai és enorme.</text:span></text:p>
            </text:list-item>
          </text:list>
        </text:list-item>
        <text:list-item>
          <text:p text:style-name="P24"><text:span text:style-name="Strong_20_Emphasis"><text:span text:style-name="T18">Solució i optimalitat:</text:span></text:span></text:p>
          <text:list>
            <text:list-item>
              <text:p text:style-name="P24"><text:span text:style-name="Strong_20_Emphasis"><text:span text:style-name="T18">Garanteix </text:span></text:span><text:span text:style-name="Strong_20_Emphasis"><text:span text:style-name="T20">trobar la solció òptima</text:span></text:span><text:span text:style-name="T18"> si la heurística és </text:span><text:span text:style-name="Strong_20_Emphasis"><text:span text:style-name="T18">admissible</text:span></text:span><text:span text:style-name="T18">; la proposta (</text:span><text:span text:style-name="Source_20_Text"><text:span text:style-name="T18">distància Manhattan</text:span></text:span><text:span text:style-name="T18">) és admissible perquè ignora obstacles, </text:span><text:span text:style-name="T20">per tant</text:span><text:span text:style-name="T18"> </text:span><text:span text:style-name="Strong_20_Emphasis"><text:span text:style-name="T18">no sobreestima</text:span></text:span><text:span text:style-name="T18">. Així A* </text:span><text:span text:style-name="T20">troba la solució</text:span><text:span text:style-name="T18">.</text:span></text:p>
            </text:list-item>
          </text:list>
        </text:list-item>
        <text:list-item>
          <text:p text:style-name="P24"><text:span text:style-name="Strong_20_Emphasis"><text:span text:style-name="T18">Nombre de nodes explorats:</text:span></text:span></text:p>
          <text:list>
            <text:list-item>
              <text:p text:style-name="P24"><text:span text:style-name="Strong_20_Emphasis"><text:span text:style-name="T18">Normalment molt menor</text:span></text:span><text:span text:style-name="T18"> que BFS i IDS: A* </text:span><text:span text:style-name="T20">va cap a estats prometedors gràcies a l’heurisitca. </text:span><text:span text:style-name="T18">L’estalvi </text:span><text:span text:style-name="T20">tambè </text:span><text:span text:style-name="T18">depèn molt d’</text:span><text:span text:style-name="T20">aquesta</text:span><text:span text:style-name="T18">heurística.</text:span></text:p>
            </text:list-item>
            <text:list-item>
              <text:p text:style-name="P31">En mapes amb claus/portes la heurística (clau més propera <text:span text:style-name="T32">a la </text:span>sortida) és raonable i ajudarà a prioritzar endreçar recollida de claus.</text:p>
            </text:list-item>
          </text:list>
        </text:list-item>
        <text:list-item>
          <text:p text:style-name="P24"><text:span text:style-name="Strong_20_Emphasis"><text:span text:style-name="T18">Memòria (pic):</text:span></text:span></text:p>
          <text:list>
            <text:list-item>
              <text:p text:style-name="P25"><text:span text:style-name="Strong_20_Emphasis"><text:span text:style-name="T18">Moderada/Alta.</text:span></text:span><text:span text:style-name="T18"> A* manté LNO (oberts) + LNT; pot ser comparable a BFS en pitjors casos, però </text:span><text:span text:style-name="T20">normalment es</text:span><text:span text:style-name="T18"> menor si l’heurística és bona. </text:span></text:p>
            </text:list-item>
          </text:list>
        </text:list-item>
        <text:list-item>
          <text:p text:style-name="P24"><text:span text:style-name="Strong_20_Emphasis"><text:span text:style-name="T18">Nodes tallats (pruning):</text:span></text:span></text:p>
          <text:list>
            <text:list-item>
              <text:p text:style-name="P24"><text:span text:style-name="T18">LNT talla estats amb </text:span><text:span text:style-name="Source_20_Text"><text:span text:style-name="T18">g</text:span></text:span><text:span text:style-name="T18"> més alt que el guardat; </text:span><text:span text:style-name="T21">això dona un </text:span><text:span text:style-name="T18">prunning </text:span><text:span text:style-name="T21">bastant bo</text:span><text:span text:style-name="T18"> quan la heurística evita expansions costoses.</text:span></text:p>
            </text:list-item>
          </text:list>
        </text:list-item>
        <text:list-item>
          <text:p text:style-name="P24"><text:span text:style-name="Strong_20_Emphasis"><text:span text:style-name="T18">Temps d’execució:</text:span></text:span></text:p>
          <text:list>
            <text:list-item>
              <text:p text:style-name="P24"><text:span text:style-name="T18">Normalment </text:span><text:span text:style-name="Strong_20_Emphasis"><text:span text:style-name="T18">molt millor</text:span></text:span><text:span text:style-name="T18"> que BFS per trobar la solució òptima, excepte quan la heurística </text:span><text:span text:style-name="T21">no es molt bona</text:span><text:span text:style-name="T18">.</text:span></text:p>
            </text:list-item>
          </text:list>
        </text:list-item>
      </text:list>
      <text:p text:style-name="P21"><text:span text:style-name="Strong_20_Emphasis"><text:span text:style-name="T18">Quan usar-lo:</text:span></text:span><text:span text:style-name="T18"> </text:span><text:span text:style-name="Strong_20_Emphasis"><text:span text:style-name="T18">preferible</text:span></text:span><text:span text:style-name="T18"> si tens una heurística admissible i vols solució </text:span><text:span text:style-name="Strong_20_Emphasis"><text:span text:style-name="T18">òptima</text:span></text:span><text:span text:style-name="T18"> amb menys exploració que BFS.</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Console" svg:font-family="Conso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arial" officeooo:rsid="0012a3c2" officeooo:paragraph-rsid="0012a3c2"/>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ALEX ARANDA SALINAS <text:tab/> <text:s text:c="81"/>9/11/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9T12:43:26.032994077</meta:creation-date>
    <dc:date>2025-11-09T14:32:23.674121341</dc:date>
    <meta:editing-duration>PT3M32S</meta:editing-duration>
    <meta:editing-cycles>2</meta:editing-cycles>
    <meta:generator>LibreOffice/24.2.7.2$Linux_X86_64 LibreOffice_project/420$Build-2</meta:generator>
    <meta:print-date>2025-11-09T14:31:38.057428705</meta:print-date>
    <meta:printed-by>Archivos PDF</meta:printed-by>
    <meta:document-statistic meta:table-count="0" meta:image-count="0" meta:object-count="0" meta:page-count="5" meta:paragraph-count="91" meta:word-count="1059" meta:character-count="6205" meta:non-whitespace-character-count="5204"/>
  </office:meta>
</office:document-meta>
</file>